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3.989cm" fo:margin-left="1.464cm" table:align="left"/>
    </style:style>
    <style:style style:name="Tabelle6.A" style:family="table-column">
      <style:table-column-properties style:column-width="2.674cm"/>
    </style:style>
    <style:style style:name="Tabelle6.B" style:family="table-column">
      <style:table-column-properties style:column-width="2.868cm"/>
    </style:style>
    <style:style style:name="Tabelle6.C" style:family="table-column">
      <style:table-column-properties style:column-width="2.443cm"/>
    </style:style>
    <style:style style:name="Tabelle6.D" style:family="table-column">
      <style:table-column-properties style:column-width="2.598cm"/>
    </style:style>
    <style:style style:name="Tabelle6.E" style:family="table-column">
      <style:table-column-properties style:column-width="3.4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81cm" style:rel-column-width="10832*"/>
    </style:style>
    <style:style style:name="Tabelle8.B" style:family="table-column">
      <style:table-column-properties style:column-width="3.547cm" style:rel-column-width="13675*"/>
    </style:style>
    <style:style style:name="Tabelle8.E" style:family="table-column">
      <style:table-column-properties style:column-width="3.549cm" style:rel-column-width="13678*"/>
    </style:style>
    <style:style style:name="Tabelle8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292cm" style:rel-column-width="20398*"/>
    </style:style>
    <style:style style:name="Tabelle2.B" style:family="table-column">
      <style:table-column-properties style:column-width="6.715cm" style:rel-column-width="25886*"/>
    </style:style>
    <style:style style:name="Tabelle2.C" style:family="table-column">
      <style:table-column-properties style:column-width="4.994cm" style:rel-column-width="19251*"/>
    </style:style>
    <style:style style:name="Tabelle2.A1" style:family="table-cell">
      <style:table-cell-properties fo:padding="0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B" style:family="table-column">
      <style:table-column-properties style:column-width="8.5cm" style:rel-column-width="32768*"/>
    </style:style>
    <style:style style:name="Tabelle11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729555" officeooo:paragraph-rsid="01729555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729555" officeooo:paragraph-rsid="0172955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1712662" officeooo:paragraph-rsid="01712662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12pt" officeooo:rsid="018dfae2" officeooo:paragraph-rsid="018dfae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71266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8dfae2" officeooo:paragraph-rsid="018dfae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92692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92abc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799c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d3486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dfae2" officeooo:paragraph-rsid="018dfae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dfae2" officeooo:paragraph-rsid="018dfae2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022eb" officeooo:paragraph-rsid="0192692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92abc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0pt" fo:font-style="normal" fo:font-weight="normal" officeooo:rsid="002f15d1" officeooo:paragraph-rsid="018d348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4pt" fo:font-style="normal" fo:font-weight="bold" officeooo:rsid="01870732" officeooo:paragraph-rsid="0187073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18dfae2" officeooo:paragraph-rsid="018dfae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4eb2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8bb8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9e1a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bc27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92692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79e1a3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92692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4pt" fo:font-weight="normal" officeooo:rsid="017bc279" officeooo:paragraph-rsid="017bc27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4pt" fo:font-weight="normal" officeooo:rsid="0174eb20" officeooo:paragraph-rsid="0174eb2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14pt" fo:font-weight="normal" officeooo:rsid="0176645f" officeooo:paragraph-rsid="0174eb2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ourier New" fo:font-size="14pt" fo:font-weight="normal" officeooo:rsid="017bc71e" officeooo:paragraph-rsid="018d3486" style:font-size-asian="14pt" style:font-weight-asian="normal" style:font-size-complex="14pt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8dfae2"/>
    </style:style>
    <style:style style:name="T2" style:family="text">
      <style:text-properties officeooo:rsid="015175ab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2f15d1" style:font-style-asian="normal" style:font-style-complex="normal"/>
    </style:style>
    <style:style style:name="T7" style:family="text">
      <style:text-properties fo:font-style="normal" officeooo:rsid="016e1f62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17799c5"/>
    </style:style>
    <style:style style:name="T10" style:family="text">
      <style:text-properties officeooo:rsid="0178bb8a"/>
    </style:style>
    <style:style style:name="T11" style:family="text">
      <style:text-properties officeooo:rsid="017bc71e"/>
    </style:style>
    <style:style style:name="T12" style:family="text">
      <style:text-properties officeooo:rsid="018b0688"/>
    </style:style>
    <style:style style:name="T13" style:family="text">
      <style:text-properties officeooo:rsid="018d3486"/>
    </style:style>
    <style:style style:name="T14" style:family="text">
      <style:text-properties officeooo:rsid="018f5ae8"/>
    </style:style>
    <style:style style:name="T15" style:family="text">
      <style:text-properties officeooo:rsid="01910055"/>
    </style:style>
    <style:style style:name="T16" style:family="text">
      <style:text-properties officeooo:rsid="0192e291"/>
    </style:style>
    <style:style style:name="T17" style:family="text">
      <style:text-properties officeooo:rsid="01945bae"/>
    </style:style>
    <style:style style:name="T18" style:family="text">
      <style:text-properties officeooo:rsid="0195cd5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ufgabe 2</text:p>
      <text:p text:style-name="P13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4">dezimal</text:p>
          </table:table-cell>
          <table:table-cell table:style-name="Tabelle6.B1" office:value-type="string">
            <text:p text:style-name="P4">binär</text:p>
          </table:table-cell>
          <table:table-cell table:style-name="Tabelle6.C1" office:value-type="string">
            <text:p text:style-name="P8"/>
          </table:table-cell>
          <table:table-cell table:style-name="Tabelle6.A1" office:value-type="string">
            <text:p text:style-name="P4">dezimal</text:p>
          </table:table-cell>
          <table:table-cell table:style-name="Tabelle6.B1" office:value-type="string">
            <text:p text:style-name="P4">binär</text:p>
          </table:table-cell>
        </table:table-row>
        <table:table-row>
          <table:table-cell table:style-name="Tabelle6.A2" office:value-type="string">
            <text:p text:style-name="P6">0</text:p>
          </table:table-cell>
          <table:table-cell table:style-name="Tabelle6.B2" office:value-type="string">
            <text:p text:style-name="P5">0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8</text:p>
          </table:table-cell>
          <table:table-cell table:style-name="Tabelle6.B2" office:value-type="string">
            <text:p text:style-name="P7">1 0 0 0 <text:s text:c="2"/></text:p>
          </table:table-cell>
        </table:table-row>
        <table:table-row>
          <table:table-cell table:style-name="Tabelle6.A2" office:value-type="string">
            <text:p text:style-name="P6">1</text:p>
          </table:table-cell>
          <table:table-cell table:style-name="Tabelle6.B2" office:value-type="string">
            <text:p text:style-name="P5">1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9</text:p>
          </table:table-cell>
          <table:table-cell table:style-name="Tabelle6.B2" office:value-type="string">
            <text:p text:style-name="P7">1 0 0 1 <text:s text:c="2"/></text:p>
          </table:table-cell>
        </table:table-row>
        <table:table-row>
          <table:table-cell table:style-name="Tabelle6.A2" office:value-type="string">
            <text:p text:style-name="P6">2</text:p>
          </table:table-cell>
          <table:table-cell table:style-name="Tabelle6.B2" office:value-type="string">
            <text:p text:style-name="P7">1 0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0</text:p>
          </table:table-cell>
          <table:table-cell table:style-name="Tabelle6.B2" office:value-type="string">
            <text:p text:style-name="P7">1 0 1 0 <text:s text:c="2"/></text:p>
          </table:table-cell>
        </table:table-row>
        <table:table-row>
          <table:table-cell table:style-name="Tabelle6.A2" office:value-type="string">
            <text:p text:style-name="P6">3</text:p>
          </table:table-cell>
          <table:table-cell table:style-name="Tabelle6.B2" office:value-type="string">
            <text:p text:style-name="P7">1 1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1</text:p>
          </table:table-cell>
          <table:table-cell table:style-name="Tabelle6.B2" office:value-type="string">
            <text:p text:style-name="P7">1 0 1 1 <text:s text:c="2"/></text:p>
          </table:table-cell>
        </table:table-row>
        <table:table-row>
          <table:table-cell table:style-name="Tabelle6.A2" office:value-type="string">
            <text:p text:style-name="P6">4</text:p>
          </table:table-cell>
          <table:table-cell table:style-name="Tabelle6.B2" office:value-type="string">
            <text:p text:style-name="P7">1 0 0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2</text:p>
          </table:table-cell>
          <table:table-cell table:style-name="Tabelle6.B2" office:value-type="string">
            <text:p text:style-name="P7">1 1 0 0 <text:s text:c="2"/></text:p>
          </table:table-cell>
        </table:table-row>
        <table:table-row>
          <table:table-cell table:style-name="Tabelle6.A2" office:value-type="string">
            <text:p text:style-name="P6">5</text:p>
          </table:table-cell>
          <table:table-cell table:style-name="Tabelle6.B2" office:value-type="string">
            <text:p text:style-name="P7">1 0 1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3</text:p>
          </table:table-cell>
          <table:table-cell table:style-name="Tabelle6.B2" office:value-type="string">
            <text:p text:style-name="P7">1 1 0 1 <text:s text:c="2"/></text:p>
          </table:table-cell>
        </table:table-row>
        <table:table-row>
          <table:table-cell table:style-name="Tabelle6.A2" office:value-type="string">
            <text:p text:style-name="P6">6</text:p>
          </table:table-cell>
          <table:table-cell table:style-name="Tabelle6.B2" office:value-type="string">
            <text:p text:style-name="P7">1 1 0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4</text:p>
          </table:table-cell>
          <table:table-cell table:style-name="Tabelle6.B2" office:value-type="string">
            <text:p text:style-name="P7">1 1 1 0 <text:s text:c="2"/></text:p>
          </table:table-cell>
        </table:table-row>
        <table:table-row>
          <table:table-cell table:style-name="Tabelle6.A2" office:value-type="string">
            <text:p text:style-name="P6">7</text:p>
          </table:table-cell>
          <table:table-cell table:style-name="Tabelle6.B2" office:value-type="string">
            <text:p text:style-name="P7">1 1 1 <text:s text:c="2"/></text:p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5</text:p>
          </table:table-cell>
          <table:table-cell table:style-name="Tabelle6.B2" office:value-type="string">
            <text:p text:style-name="P7">1 1 1 1 <text:s text:c="2"/></text:p>
          </table:table-cell>
        </table:table-row>
        <table:table-row>
          <table:table-cell table:style-name="Tabelle6.A2" office:value-type="string">
            <text:p text:style-name="P8"/>
          </table:table-cell>
          <table:table-cell table:style-name="Tabelle6.B2" office:value-type="string">
            <text:p text:style-name="P9"/>
          </table:table-cell>
          <table:table-cell table:style-name="Tabelle6.C1" office:value-type="string">
            <text:p text:style-name="P8"/>
          </table:table-cell>
          <table:table-cell table:style-name="Tabelle6.A2" office:value-type="string">
            <text:p text:style-name="P6">16</text:p>
          </table:table-cell>
          <table:table-cell table:style-name="Tabelle6.B2" office:value-type="string">
            <text:p text:style-name="P7">1 0 0 0 0 <text:s text:c="2"/></text:p>
          </table:table-cell>
        </table:table-row>
      </table:table>
      <text:p text:style-name="P12"/>
      <text:p text:style-name="P11"/>
      <table:table table:name="Tabelle8" table:style-name="Tabelle8">
        <table:table-column table:style-name="Tabelle8.A"/>
        <table:table-column table:style-name="Tabelle8.B" table:number-columns-repeated="3"/>
        <table:table-column table:style-name="Tabelle8.E"/>
        <table:table-row>
          <table:table-cell table:style-name="Tabelle8.A1" office:value-type="string">
            <text:p text:style-name="P40">3: <text:span text:style-name="T1">1 0</text:span></text:p>
            <text:p text:style-name="P31">+ <text:s text:c="3"/><text:span text:style-name="T1">1</text:span> <text:s text:c="3"/></text:p>
            <text:p text:style-name="P31">------</text:p>
            <text:p text:style-name="P31">Ü </text:p>
            <text:p text:style-name="P31">------</text:p>
            <text:p text:style-name="P31"><text:s text:c="3"/><text:span text:style-name="T1">1 1</text:span></text:p>
          </table:table-cell>
          <table:table-cell table:style-name="Tabelle8.A1" office:value-type="string">
            <text:p text:style-name="P40">4: <text:s/><text:span text:style-name="T1">1 1</text:span></text:p>
            <text:p text:style-name="P31">+ <text:s text:c="4"/><text:span text:style-name="T1">1</text:span> <text:s/></text:p>
            <text:p text:style-name="P31">-------</text:p>
            <text:p text:style-name="P31">Ü <text:span text:style-name="T1">1</text:span> <text:span text:style-name="T1">1</text:span></text:p>
            <text:p text:style-name="P31">-------</text:p>
            <text:p text:style-name="P31"><text:s text:c="2"/><text:span text:style-name="T1">1</text:span> <text:span text:style-name="T1">0</text:span> <text:span text:style-name="T1">0</text:span></text:p>
          </table:table-cell>
          <table:table-cell table:style-name="Tabelle8.A1" office:value-type="string">
            <text:p text:style-name="P40">5: <text:span text:style-name="T1">1 0 0</text:span></text:p>
            <text:p text:style-name="P31">+ <text:s text:c="5"/><text:span text:style-name="T1">1</text:span> <text:s text:c="2"/></text:p>
            <text:p text:style-name="P31">--------</text:p>
            <text:p text:style-name="P31">Ü</text:p>
            <text:p text:style-name="P31">--------</text:p>
            <text:p text:style-name="P31"><text:s text:c="3"/><text:span text:style-name="T1">1 0 1</text:span></text:p>
          </table:table-cell>
          <table:table-cell table:style-name="Tabelle8.A1" office:value-type="string">
            <text:p text:style-name="P40">6: <text:span text:style-name="T1">1 0 1</text:span></text:p>
            <text:p text:style-name="P31">+ <text:s text:c="5"/><text:span text:style-name="T1">1</text:span> <text:s/></text:p>
            <text:p text:style-name="P31">--------</text:p>
            <text:p text:style-name="P31">Ü <text:s text:c="3"/><text:span text:style-name="T1">1</text:span></text:p>
            <text:p text:style-name="P31">--------</text:p>
            <text:p text:style-name="P31"><text:s text:c="3"/><text:span text:style-name="T1">1</text:span> <text:span text:style-name="T1">1</text:span> <text:span text:style-name="T1">0</text:span></text:p>
          </table:table-cell>
          <table:table-cell table:style-name="Tabelle8.A1" office:value-type="string">
            <text:p text:style-name="P41">7: <text:span text:style-name="T1">1 1 0</text:span></text:p>
            <text:p text:style-name="P31">+ <text:s text:c="5"/><text:span text:style-name="T1">1</text:span> <text:s/></text:p>
            <text:p text:style-name="P31">--------</text:p>
            <text:p text:style-name="P31">Ü</text:p>
            <text:p text:style-name="P31">--------</text:p>
            <text:p text:style-name="P31"><text:s text:c="3"/><text:span text:style-name="T1">1 1 1</text:span></text:p>
          </table:table-cell>
        </table:table-row>
      </table:table>
      <text:p text:style-name="P10"/>
      <text:p text:style-name="P10"/>
      <text:p text:style-name="P23">Aufgabe <text:span text:style-name="T9">3</text:span></text:p>
      <text:p text:style-name="P14"/>
      <text:p text:style-name="P18">Welche Muster (also Regelmäßigkeiten) erkennst du bei d<text:span text:style-name="T1">en Binärz</text:span>ahlen <text:span text:style-name="T1">bis 16</text:span>?</text:p>
      <text:p text:style-name="P18"/>
      <text:p text:style-name="P20">Auf der letzten Stelle (ganz rechts) wechseln sich 0 und 1 <text:span text:style-name="T8">jedesmal</text:span> ab.</text:p>
      <text:p text:style-name="P20">Auf der vorletzten Stelle wechseln sich 0 und 1 <text:span text:style-name="T8">alle zwei Zahlen</text:span> ab.</text:p>
      <text:p text:style-name="P20">Auf der vor-vorletzten Stelle wechseln sich 0 und 1 <text:span text:style-name="T8">alle vier Zahlen</text:span> ab.</text:p>
      <text:p text:style-name="P20"/>
      <text:p text:style-name="P21">Vermutung: </text:p>
      <text:p text:style-name="P21">Auf der nächsten Stelle wechseln sich 0 und 1 alle 8 Zahlen, danach alle 16 Zahlen, usw. ab. </text:p>
      <text:p text:style-name="P21">Die Anzahl verdoppelt sich also mit jeder Stelle.</text:p>
      <text:p text:style-name="P18"/>
      <text:p text:style-name="P18"/>
      <text:p text:style-name="P24"/>
      <text:p text:style-name="P24"/>
      <text:p text:style-name="P24"/>
      <text:p text:style-name="P24"/>
      <text:p text:style-name="P24"/>
      <text:p text:style-name="P24"/>
      <text:p text:style-name="P17"/>
      <text:p text:style-name="P17"/>
      <text:p text:style-name="P17"><draw:frame text:anchor-type="paragraph" draw:z-index="0" draw:name="Form1" draw:style-name="gr1" draw:text-style-name="P43" svg:width="1.795cm" svg:height="0.63cm" svg:x="15.161cm" svg:y="0.473cm"><draw:image xlink:href="Pictures/10000000000000580000001F196641809BB809C4.png" xlink:type="simple" xlink:show="embed" xlink:actuate="onLoad" loext:mime-type="image/png"><text:p/></draw:image></draw:frame></text:p>
      <text:p text:style-name="P26"><text:span text:style-name="T3">Autor:</text:span><text:span text:style-name="T7"> C</text:span><text:span text:style-name="T4">hristian Pothmann,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anuar 2022</text:span></text:p>
      <text:p text:style-name="P29">Aufgabe 4</text:p>
      <text:p text:style-name="P18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32"><text:span text:style-name="T11">a) </text:span><text:s text:c="4"/>1 1 1</text:p>
            <text:p text:style-name="P32"><text:s text:c="3"/>+ <text:s text:c="4"/>1 1</text:p>
            <text:p text:style-name="P32"><text:s text:c="3"/>---------</text:p>
            <text:p text:style-name="P37"><text:s text:c="3"/>Ü <text:span text:style-name="T14">1</text:span> <text:span text:style-name="T14">1</text:span> <text:span text:style-name="T14">1</text:span></text:p>
            <text:p text:style-name="P32"><text:s text:c="3"/>---------</text:p>
            <text:p text:style-name="P32"><text:s text:c="5"/><text:span text:style-name="T14">1</text:span> <text:span text:style-name="T14">0</text:span> <text:span text:style-name="T14">1</text:span> <text:span text:style-name="T14">0</text:span></text:p>
            <text:p text:style-name="P32"/>
            <text:p text:style-name="P32"/>
          </table:table-cell>
          <table:table-cell table:style-name="Tabelle3.A1" office:value-type="string">
            <text:p text:style-name="P33"><text:span text:style-name="T11"><text:s/>b)</text:span> <text:s text:c="2"/><text:span text:style-name="T10">1</text:span> <text:span text:style-name="T10">0 0 1</text:span></text:p>
            <text:p text:style-name="P33"><text:s text:c="4"/>+ <text:s text:c="2"/><text:span text:style-name="T10">1 1 0</text:span></text:p>
            <text:p text:style-name="P33"><text:s text:c="4"/>---------</text:p>
            <text:p text:style-name="P33"><text:s text:c="4"/>Ü</text:p>
            <text:p text:style-name="P33"><text:s text:c="4"/>---------</text:p>
            <text:p text:style-name="P33"><text:s text:c="6"/><text:span text:style-name="T14">1</text:span> <text:span text:style-name="T14">1</text:span> <text:span text:style-name="T14">1</text:span> <text:span text:style-name="T14">1</text:span></text:p>
          </table:table-cell>
          <table:table-cell table:style-name="Tabelle3.A1" office:value-type="string">
            <text:p text:style-name="P32"><text:span text:style-name="T11">c) </text:span><text:s text:c="4"/>1 1 0 1 1</text:p>
            <text:p text:style-name="P32"><text:s text:c="3"/>+ <text:s text:c="4"/>1 1 1 0</text:p>
            <text:p text:style-name="P32"><text:s text:c="3"/>-------------</text:p>
            <text:p text:style-name="P37"><text:s text:c="3"/>Ü <text:span text:style-name="T14">1</text:span> <text:span text:style-name="T14">1</text:span> <text:span text:style-name="T14">1</text:span> <text:span text:style-name="T14">1</text:span></text:p>
            <text:p text:style-name="P32"><text:s text:c="3"/>-------------</text:p>
            <text:p text:style-name="P32"><text:s text:c="5"/><text:span text:style-name="T14">1</text:span> <text:span text:style-name="T14">0</text:span> <text:span text:style-name="T14">1</text:span> <text:span text:style-name="T14">0</text:span> <text:span text:style-name="T14">0</text:span> <text:span text:style-name="T14">1</text:span></text:p>
          </table:table-cell>
        </table:table-row>
        <table:table-row>
          <table:table-cell table:style-name="Tabelle3.A1" office:value-type="string">
            <text:p text:style-name="P34"><text:span text:style-name="T11">d) </text:span><text:s text:c="6"/>1 0 1 1</text:p>
            <text:p text:style-name="P34"><text:s text:c="3"/>+ 1 0 1 0 1 1 <text:s text:c="4"/></text:p>
            <text:p text:style-name="P34"><text:s text:c="3"/>-------------</text:p>
            <text:p text:style-name="P39"><text:s text:c="3"/>Ü <text:s text:c="2"/><text:span text:style-name="T14">1</text:span> <text:s text:c="2"/><text:span text:style-name="T14">1</text:span> <text:span text:style-name="T14">1</text:span></text:p>
            <text:p text:style-name="P34"><text:s text:c="3"/>-------------</text:p>
            <text:p text:style-name="P34"><text:s text:c="5"/><text:span text:style-name="T14">1</text:span> <text:span text:style-name="T14">1</text:span> <text:span text:style-name="T14">0</text:span> <text:span text:style-name="T14">1</text:span> <text:span text:style-name="T14">1</text:span> <text:span text:style-name="T14">0</text:span></text:p>
          </table:table-cell>
          <table:table-cell table:style-name="Tabelle3.A1" office:value-type="string">
            <text:p text:style-name="P33"><text:span text:style-name="T11"><text:s/>e) <text:s text:c="2"/></text:span><text:s text:c="2"/>1 1 1 1 1</text:p>
            <text:p text:style-name="P33"><text:s text:c="4"/>+ <text:s text:c="10"/>1 <text:s text:c="4"/></text:p>
            <text:p text:style-name="P33"><text:s text:c="4"/>-------------</text:p>
            <text:p text:style-name="P39"><text:s text:c="4"/>Ü <text:span text:style-name="T14">1 1 1 1 1</text:span></text:p>
            <text:p text:style-name="P33"><text:s text:c="4"/>-------------</text:p>
            <text:p text:style-name="P33"><text:s text:c="6"/><text:span text:style-name="T14">1 0 0 0 0 0</text:span></text:p>
          </table:table-cell>
          <table:table-cell table:style-name="Tabelle3.A1" office:value-type="string">
            <text:p text:style-name="P32"/>
          </table:table-cell>
        </table:table-row>
      </table:table>
      <text:p text:style-name="P15"/>
      <text:p text:style-name="P15"/>
      <text:p text:style-name="P28">Aufgabe <text:span text:style-name="T18">5</text:span></text:p>
      <text:p text:style-name="P1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6"><text:span text:style-name="T11">a) </text:span><text:s text:c="6"/>1 1 <text:span text:style-name="T12">0</text:span></text:p>
            <text:p text:style-name="P36"><text:s text:c="3"/>+ <text:s text:c="2"/><text:span text:style-name="T12">1 0</text:span> 1 1</text:p>
            <text:p text:style-name="P36"><text:s text:c="3"/><text:span text:style-name="T12">+ <text:s text:c="4"/>1 1 1 <text:s text:c="4"/></text:span></text:p>
            <text:p text:style-name="P36"><text:s text:c="3"/>-----------</text:p>
            <text:p text:style-name="P38"><text:s text:c="3"/>Ü <text:s text:c="2"/><text:span text:style-name="T15">1</text:span> <text:s text:c="2"/><text:span text:style-name="T15">1</text:span></text:p>
            <text:p text:style-name="P38"><text:s text:c="7"/><text:span text:style-name="T15">1</text:span></text:p>
            <text:p text:style-name="P36"><text:s text:c="3"/>-----------</text:p>
            <text:p text:style-name="P36"><text:s text:c="5"/><text:span text:style-name="T15">1</text:span> <text:span text:style-name="T15">1</text:span> <text:span text:style-name="T15">0</text:span> <text:span text:style-name="T15">1</text:span> <text:span text:style-name="T15">0</text:span></text:p>
            <text:p text:style-name="P36"/>
            <text:p text:style-name="P36"/>
          </table:table-cell>
          <table:table-cell table:style-name="Tabelle2.A1" office:value-type="string">
            <text:p text:style-name="P36"><text:span text:style-name="T11"><text:s/>b)</text:span> <text:s text:c="6"/>1 1 1 1</text:p>
            <text:p text:style-name="P36"><text:s text:c="4"/>+ <text:s text:c="6"/>1 0 1</text:p>
            <text:p text:style-name="P36"><text:s text:c="4"/>+ <text:s text:c="4"/>1 0 1 1</text:p>
            <text:p text:style-name="P36"><text:s text:c="4"/>+ <text:s text:c="4"/>1 0 0 1</text:p>
            <text:p text:style-name="P36"><text:s text:c="4"/>+ <text:s text:c="6"/>1 1 0 </text:p>
            <text:p text:style-name="P36"><text:s text:c="4"/>-------------</text:p>
            <text:p text:style-name="P36"><text:s text:c="4"/>Ü <text:span text:style-name="T15">1</text:span> <text:span text:style-name="T15">1</text:span> <text:s text:c="2"/><text:span text:style-name="T15">1</text:span></text:p>
            <text:p text:style-name="P36"><text:s text:c="8"/><text:span text:style-name="T15">1</text:span> <text:s text:c="2"/><text:span text:style-name="T15">1</text:span></text:p>
            <text:p text:style-name="P36"><text:s text:c="4"/>-------------</text:p>
            <text:p text:style-name="P36"><text:s text:c="6"/><text:span text:style-name="T15">1</text:span> <text:span text:style-name="T15">0</text:span> <text:span text:style-name="T15">1</text:span> <text:span text:style-name="T15">1</text:span> <text:span text:style-name="T15">1</text:span> <text:span text:style-name="T15">0</text:span></text:p>
          </table:table-cell>
          <table:table-cell table:style-name="Tabelle2.A1" office:value-type="string">
            <text:p text:style-name="P36"><text:span text:style-name="T11">c) </text:span><text:s text:c="6"/><text:span text:style-name="T12">1 1 1</text:span></text:p>
            <text:p text:style-name="P36"><text:s text:c="3"/>+ <text:s text:c="4"/>1 <text:span text:style-name="T12">0</text:span> 1</text:p>
            <text:p text:style-name="P36"><text:s text:c="3"/><text:span text:style-name="T12">+ <text:s text:c="4"/>1 1 1</text:span></text:p>
            <text:p text:style-name="P36"><text:s text:c="3"/><text:span text:style-name="T12">+ <text:s text:c="4"/>1 0 1</text:span></text:p>
            <text:p text:style-name="P36"><text:s text:c="3"/><text:span text:style-name="T12">+ <text:s text:c="4"/>1 1 1</text:span></text:p>
            <text:p text:style-name="P36"><text:s text:c="3"/>-----------</text:p>
            <text:p text:style-name="P38"><text:s text:c="3"/>Ü <text:span text:style-name="T15">1</text:span> <text:span text:style-name="T15">1</text:span> <text:span text:style-name="T15">1</text:span></text:p>
            <text:p text:style-name="P38"><text:s text:c="9"/><text:span text:style-name="T15">1</text:span></text:p>
            <text:p text:style-name="P36"><text:s text:c="3"/>-----------</text:p>
            <text:p text:style-name="P36"><text:s text:c="5"/><text:span text:style-name="T15">1</text:span> <text:span text:style-name="T15">1</text:span> <text:span text:style-name="T15">1</text:span> <text:span text:style-name="T15">1</text:span> <text:span text:style-name="T15">1</text:span></text:p>
          </table:table-cell>
        </table:table-row>
      </table:table>
      <text:p text:style-name="P22"/>
      <text:p text:style-name="P25">Aufgabe <text:span text:style-name="T18">6</text:span></text:p>
      <text:p text:style-name="P19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42">a) <text:s/>1 1 0 1 1 * 1 0 1 0 1</text:p>
            <text:p text:style-name="P35"><text:s text:c="4"/>---------------------</text:p>
            <text:p text:style-name="P35"><text:s text:c="16"/><text:span text:style-name="T16">1 1 0 1 1</text:span></text:p>
            <text:p text:style-name="P35"><text:s text:c="22"/><text:span text:style-name="T16">0</text:span></text:p>
            <text:p text:style-name="P35"><text:s text:c="12"/><text:span text:style-name="T16">1 1 0 1 1 </text:span></text:p>
            <text:p text:style-name="P35"><text:s text:c="18"/><text:span text:style-name="T16">0</text:span></text:p>
            <text:p text:style-name="P35"><text:s text:c="8"/><text:span text:style-name="T16">1 1 0 1 1 </text:span></text:p>
            <text:p text:style-name="P35"><text:s text:c="4"/>---------------------</text:p>
            <text:p text:style-name="P35"><text:s text:c="4"/><text:span text:style-name="T13">Ü</text:span> <text:span text:style-name="T16">1</text:span> <text:span text:style-name="T16">1</text:span> <text:span text:style-name="T16">1</text:span> <text:span text:style-name="T16">1</text:span> <text:span text:style-name="T16">1</text:span> <text:span text:style-name="T16">1</text:span></text:p>
            <text:p text:style-name="P35"><text:s text:c="4"/>---------------------</text:p>
            <text:p text:style-name="P42"><text:s text:c="6"/><text:span text:style-name="T16">1</text:span> <text:span text:style-name="T16">0 0</text:span> <text:span text:style-name="T16">0</text:span> <text:span text:style-name="T16">1</text:span> <text:span text:style-name="T16">1</text:span> <text:span text:style-name="T16">0</text:span> <text:span text:style-name="T16">1</text:span> <text:span text:style-name="T16">1</text:span> <text:span text:style-name="T16">1</text:span></text:p>
            <text:p text:style-name="P35"/>
          </table:table-cell>
          <table:table-cell table:style-name="Tabelle11.A1" office:value-type="string">
            <text:p text:style-name="P42"><text:span text:style-name="T17">b</text:span>) 1 0 1 1 1 * 1 0 1 1 1</text:p>
            <text:p text:style-name="P35"><text:s text:c="3"/>---------------------</text:p>
            <text:p text:style-name="P35"><text:s text:c="15"/><text:span text:style-name="T11">1 0 1 1 1</text:span></text:p>
            <text:p text:style-name="P42"><text:s text:c="13"/>1 0 1 1 1</text:p>
            <text:p text:style-name="P35"><text:s text:c="11"/><text:span text:style-name="T11">1 0 1 1 1</text:span></text:p>
            <text:p text:style-name="P35"><text:s text:c="17"/><text:span text:style-name="T13">0</text:span></text:p>
            <text:p text:style-name="P42"><text:s text:c="7"/>1 0 1 1 1</text:p>
            <text:p text:style-name="P35"><text:s text:c="3"/>---------------------</text:p>
            <text:p text:style-name="P35"><text:s text:c="3"/><text:span text:style-name="T13">Ü 1 1 <text:s text:c="2"/>1 <text:s text:c="2"/>1 <text:s text:c="2"/>1</text:span></text:p>
            <text:p text:style-name="P35"><text:s text:c="11"/><text:span text:style-name="T13">1</text:span> <text:s text:c="2"/><text:span text:style-name="T13">1</text:span></text:p>
            <text:p text:style-name="P35"><text:s text:c="3"/>---------------------</text:p>
            <text:p text:style-name="P35"><text:s text:c="5"/><text:span text:style-name="T13">1</text:span> <text:span text:style-name="T13">0</text:span> <text:span text:style-name="T13">0</text:span> <text:span text:style-name="T13">0</text:span> <text:span text:style-name="T13">0</text:span> <text:span text:style-name="T13">1</text:span> <text:span text:style-name="T13">0</text:span> <text:span text:style-name="T13">0</text:span> <text:span text:style-name="T17">0</text:span> <text:span text:style-name="T13">1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8dfae2"/>
    </style:style>
    <style:style style:name="MT2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inärzahle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5T18:45:44.016000000</dc:date>
    <meta:editing-duration>P3DT15H5S</meta:editing-duration>
    <meta:editing-cycles>276</meta:editing-cycles>
    <meta:generator>LibreOffice/6.2.5.2$Windows_X86_64 LibreOffice_project/1ec314fa52f458adc18c4f025c545a4e8b22c159</meta:generator>
    <meta:document-statistic meta:table-count="6" meta:image-count="0" meta:object-count="0" meta:page-count="2" meta:paragraph-count="165" meta:word-count="539" meta:character-count="2372" meta:non-whitespace-character-count="1359"/>
  </office:meta>
</office:document-meta>
</file>